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style:font-name="Arial1" fo:font-size="12pt" fo:language="pt" fo:country="BR" fo:font-weight="normal" officeooo:rsid="001d0934" officeooo:paragraph-rsid="004671a9" style:font-size-asian="12pt" style:font-weight-asian="normal" style:font-size-complex="12pt" style:font-weight-complex="normal"/>
    </style:style>
    <style:style style:name="P4" style:family="paragraph" style:parent-style-name="Contents_20_Heading">
      <style:text-properties officeooo:paragraph-rsid="004671a9"/>
    </style:style>
    <style:style style:name="P5" style:family="paragraph" style:parent-style-name="Text_20_body">
      <style:text-properties style:font-name="Arial" fo:font-size="12pt" fo:font-weight="bold" officeooo:rsid="001d0934" officeooo:paragraph-rsid="004671a9" style:font-name-asian="Microsoft YaHei" style:font-size-asian="28pt" style:font-weight-asian="bold" style:font-name-complex="Arial4" style:font-size-complex="28pt" style:font-weight-complex="bold"/>
    </style:style>
    <style:style style:name="P6" style:family="paragraph" style:parent-style-name="Text_20_body">
      <style:text-properties style:font-name="Arial" fo:font-size="12pt" fo:font-weight="normal" officeooo:rsid="001d0934" officeooo:paragraph-rsid="004671a9" style:font-name-asian="Microsoft YaHei" style:font-size-asian="28pt" style:font-weight-asian="normal" style:font-name-complex="Arial4" style:font-size-complex="28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Arial3" fo:language="pt" fo:country="BR" fo:font-weight="bold" officeooo:rsid="003ef1dc" officeooo:paragraph-rsid="004671a9" fo:background-color="transparent" style:font-weight-asian="bold" style:font-weight-complex="bold"/>
    </style:style>
    <style:style style:name="P8" style:family="paragraph" style:parent-style-name="Text_20_body">
      <style:text-properties officeooo:paragraph-rsid="004195c8"/>
    </style:style>
    <style:style style:name="P9" style:family="paragraph" style:parent-style-name="Text_20_body">
      <style:paragraph-properties fo:text-align="center" style:justify-single-word="false"/>
      <style:text-properties officeooo:paragraph-rsid="004671a9"/>
    </style:style>
    <style:style style:name="P10" style:family="paragraph" style:parent-style-name="Text_20_body">
      <style:paragraph-properties fo:text-align="center" style:justify-single-word="false"/>
      <style:text-properties officeooo:rsid="004c307b" officeooo:paragraph-rsid="004671a9"/>
    </style:style>
    <style:style style:name="P11" style:family="paragraph" style:parent-style-name="Text_20_body">
      <style:paragraph-properties fo:text-align="center" style:justify-single-word="false"/>
      <style:text-properties officeooo:rsid="004b2e08" officeooo:paragraph-rsid="004671a9"/>
    </style:style>
    <style:style style:name="P12" style:family="paragraph" style:parent-style-name="Text_20_body">
      <style:paragraph-properties fo:text-align="center" style:justify-single-word="false"/>
      <style:text-properties officeooo:rsid="00547167" officeooo:paragraph-rsid="004abe8c"/>
    </style:style>
    <style:style style:name="P13" style:family="paragraph" style:parent-style-name="Text_20_body">
      <style:paragraph-properties fo:text-align="justify" style:justify-single-word="false"/>
      <style:text-properties officeooo:paragraph-rsid="005d4191"/>
    </style:style>
    <style:style style:name="P14" style:family="paragraph" style:parent-style-name="Bibliography_20_Heading">
      <style:paragraph-properties fo:break-before="page"/>
    </style:style>
    <style:style style:name="P15" style:family="paragraph" style:parent-style-name="Text_20_body">
      <style:paragraph-properties fo:text-align="center" style:justify-single-word="false" fo:break-before="page"/>
      <style:text-properties officeooo:paragraph-rsid="004671a9"/>
    </style:style>
    <style:style style:name="P16" style:family="paragraph" style:parent-style-name="Abstrato">
      <style:text-properties officeooo:paragraph-rsid="004671a9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5aefe5" officeooo:paragraph-rsid="0052b42b"/>
    </style:style>
    <style:style style:name="P18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paragraph-rsid="004abe8c"/>
    </style:style>
    <style:style style:name="P19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47167" officeooo:paragraph-rsid="004abe8c"/>
    </style:style>
    <style:style style:name="P20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61e61" officeooo:paragraph-rsid="004abe8c"/>
    </style:style>
    <style:style style:name="P21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7bf77" officeooo:paragraph-rsid="004abe8c"/>
    </style:style>
    <style:style style:name="P22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aefe5" officeooo:paragraph-rsid="004abe8c"/>
    </style:style>
    <style:style style:name="P2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Heading_20_1" style:list-style-name="">
      <style:text-properties officeooo:paragraph-rsid="001deff8"/>
    </style:style>
    <style:style style:name="P26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officeooo:rsid="00547167" officeooo:paragraph-rsid="004abe8c"/>
    </style:style>
    <style:style style:name="P27" style:family="paragraph" style:parent-style-name="Heading_20_1">
      <style:paragraph-properties fo:text-align="center" style:justify-single-word="false" fo:break-before="page"/>
      <style:text-properties officeooo:rsid="00547167" officeooo:paragraph-rsid="004abe8c"/>
    </style:style>
    <style:style style:name="P28" style:family="paragraph" style:parent-style-name="Heading_20_1">
      <style:paragraph-properties fo:break-before="page"/>
      <style:text-properties officeooo:rsid="00547167" officeooo:paragraph-rsid="0052b42b"/>
    </style:style>
    <style:style style:name="P29" style:family="paragraph" style:parent-style-name="Heading_20_1">
      <style:paragraph-properties fo:break-before="page"/>
      <style:text-properties officeooo:paragraph-rsid="004671a9"/>
    </style:style>
    <style:style style:name="P30" style:family="paragraph" style:parent-style-name="Heading_20_1">
      <style:paragraph-properties fo:break-before="page"/>
      <style:text-properties officeooo:rsid="0055547a" officeooo:paragraph-rsid="004671a9"/>
    </style:style>
    <style:style style:name="P31" style:family="paragraph" style:parent-style-name="Text_20_body" style:master-page-name="CTM_20__7c__20_Capa">
      <style:paragraph-properties fo:text-align="center" style:justify-single-word="false" style:page-number="auto"/>
      <style:text-properties officeooo:paragraph-rsid="004671a9"/>
    </style:style>
    <style:style style:name="P32" style:family="paragraph" style:parent-style-name="Text_20_body" style:list-style-name="">
      <style:paragraph-properties fo:text-align="end" style:justify-single-word="false">
        <style:tab-stops/>
      </style:paragraph-properties>
      <style:text-properties fo:font-weight="normal" officeooo:rsid="00547167" officeooo:paragraph-rsid="004abe8c" style:font-weight-asian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officeooo:paragraph-rsid="0060ecd1"/>
    </style:style>
    <style:style style:name="P34" style:family="paragraph" style:parent-style-name="Text_20_body">
      <style:paragraph-properties fo:text-align="center" style:justify-single-word="false"/>
      <style:text-properties officeooo:paragraph-rsid="00560dd3"/>
    </style:style>
    <style:style style:name="P3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font-weight="bold" officeooo:paragraph-rsid="0060ecd1" style:font-weight-asian="bold" style:font-weight-complex="bold"/>
    </style:style>
    <style:style style:name="P37" style:family="paragraph" style:parent-style-name="Text_20_body">
      <style:paragraph-properties fo:text-align="justify" style:justify-single-word="false"/>
      <style:text-properties officeooo:paragraph-rsid="006078ea"/>
    </style:style>
    <style:style style:name="P38" style:family="paragraph" style:parent-style-name="Text_20_body">
      <style:paragraph-properties fo:text-align="justify" style:justify-single-word="false"/>
      <style:text-properties officeooo:paragraph-rsid="0064f3d1"/>
    </style:style>
    <style:style style:name="P39" style:family="paragraph" style:parent-style-name="Text_20_body">
      <style:paragraph-properties fo:text-align="justify" style:justify-single-word="false"/>
      <style:text-properties officeooo:rsid="006078ea" officeooo:paragraph-rsid="006078ea"/>
    </style:style>
    <style:style style:name="P40" style:family="paragraph" style:parent-style-name="Text_20_body">
      <style:paragraph-properties fo:text-align="end" style:justify-single-word="false"/>
      <style:text-properties officeooo:paragraph-rsid="006078ea"/>
    </style:style>
    <style:style style:name="P41" style:family="paragraph" style:parent-style-name="Text_20_body">
      <style:paragraph-properties fo:text-align="justify" style:justify-single-word="false"/>
      <style:text-properties officeooo:rsid="006208fe" officeooo:paragraph-rsid="006208fe"/>
    </style:style>
    <style:style style:name="P42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style:use-window-font-color="true" fo:font-size="10pt" fo:font-style="normal" fo:font-weight="normal" officeooo:rsid="0056edb4" officeooo:paragraph-rsid="0064f3d1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use-window-font-color="true" fo:font-size="12pt" fo:font-style="normal" fo:font-weight="normal" officeooo:rsid="0064f3d1" officeooo:paragraph-rsid="0064f3d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0934"/>
    </style:style>
    <style:style style:name="T2" style:family="text">
      <style:text-properties style:font-name="Arial3" fo:language="pt" fo:country="BR" officeooo:rsid="0031a03f"/>
    </style:style>
    <style:style style:name="T3" style:family="text">
      <style:text-properties style:font-name="Arial3" fo:language="pt" fo:country="BR" fo:font-style="normal" officeooo:rsid="005ea295" style:font-style-asian="normal" style:font-style-complex="normal"/>
    </style:style>
    <style:style style:name="T4" style:family="text">
      <style:text-properties style:font-name="Arial3" fo:language="pt" fo:country="BR" fo:font-style="normal" officeooo:rsid="005ef505" style:font-style-asian="normal" style:font-style-complex="normal"/>
    </style:style>
    <style:style style:name="T5" style:family="text">
      <style:text-properties style:font-name="Arial3" fo:language="pt" fo:country="BR" fo:font-style="normal" officeooo:rsid="006078ea" style:font-style-asian="normal" style:font-style-complex="normal"/>
    </style:style>
    <style:style style:name="T6" style:family="text">
      <style:text-properties style:font-name="Arial3" fo:language="pt" fo:country="BR" fo:font-style="normal" officeooo:rsid="0060ecd1" style:font-style-asian="normal" style:font-style-complex="normal"/>
    </style:style>
    <style:style style:name="T7" style:family="text">
      <style:text-properties style:font-name="Arial3" fo:language="pt" fo:country="BR" fo:font-style="normal" officeooo:rsid="0064f3d1" style:font-style-asian="normal" style:font-style-complex="normal"/>
    </style:style>
    <style:style style:name="T8" style:family="text">
      <style:text-properties style:font-name="Arial3" fo:language="pt" fo:country="BR" fo:font-weight="bold" officeooo:rsid="006208fe" fo:background-color="transparent" loext:char-shading-value="0" style:font-weight-asian="bold" style:font-weight-complex="bold"/>
    </style:style>
    <style:style style:name="T9" style:family="text">
      <style:text-properties style:font-name="Arial3" fo:language="pt" fo:country="BR" fo:font-weight="bold" officeooo:rsid="00560dd3" fo:background-color="transparent" loext:char-shading-value="0" style:font-weight-asian="bold" style:font-weight-complex="bold"/>
    </style:style>
    <style:style style:name="T10" style:family="text">
      <style:text-properties style:font-name="Arial3" fo:language="pt" fo:country="BR" fo:font-weight="bold" officeooo:rsid="006208fe" style:font-weight-asian="bold" style:font-weight-complex="bold"/>
    </style:style>
    <style:style style:name="T11" style:family="text">
      <style:text-properties style:font-name="Arial3" fo:language="pt" fo:country="BR" fo:font-weight="bold" officeooo:rsid="00560dd3" style:font-weight-asian="bold" style:font-weight-complex="bold"/>
    </style:style>
    <style:style style:name="T12" style:family="text">
      <style:text-properties officeooo:rsid="003ef1dc" fo:background-color="transparent" loext:char-shading-value="0"/>
    </style:style>
    <style:style style:name="T13" style:family="text">
      <style:text-properties officeooo:rsid="0057bf77"/>
    </style:style>
    <style:style style:name="T14" style:family="text">
      <style:text-properties officeooo:rsid="00586bec"/>
    </style:style>
    <style:style style:name="T15" style:family="text">
      <style:text-properties officeooo:rsid="0059ab70"/>
    </style:style>
    <style:style style:name="T16" style:family="text">
      <style:text-properties officeooo:rsid="0054ef89"/>
    </style:style>
    <style:style style:name="T17" style:family="text">
      <style:text-properties officeooo:rsid="0057392e"/>
    </style:style>
    <style:style style:name="T18" style:family="text">
      <style:text-properties officeooo:rsid="00561e61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5d4191" style:font-style-asian="italic" style:font-style-complex="italic"/>
    </style:style>
    <style:style style:name="T21" style:family="text">
      <style:text-properties fo:font-style="italic" officeooo:rsid="005ea295" style:font-style-asian="italic" style:font-style-complex="italic"/>
    </style:style>
    <style:style style:name="T22" style:family="text">
      <style:text-properties fo:font-style="italic" officeooo:rsid="005ef505" style:font-style-asian="italic" style:font-style-complex="italic"/>
    </style:style>
    <style:style style:name="T23" style:family="text">
      <style:text-properties fo:font-style="italic" officeooo:rsid="0060ecd1" style:font-style-asian="italic" style:font-style-complex="italic"/>
    </style:style>
    <style:style style:name="T24" style:family="text">
      <style:text-properties fo:font-style="italic" officeooo:rsid="006208fe" style:font-style-asian="italic" style:font-style-complex="italic"/>
    </style:style>
    <style:style style:name="T25" style:family="text">
      <style:text-properties fo:font-style="italic" officeooo:rsid="006078ea" style:font-style-asian="italic" style:font-style-complex="italic"/>
    </style:style>
    <style:style style:name="T26" style:family="text">
      <style:text-properties fo:font-style="italic" officeooo:rsid="006566e7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5d4191" style:font-style-asian="normal" style:font-style-complex="normal"/>
    </style:style>
    <style:style style:name="T29" style:family="text">
      <style:text-properties fo:font-style="normal" officeooo:rsid="005ea295" style:font-style-asian="normal" style:font-style-complex="normal"/>
    </style:style>
    <style:style style:name="T30" style:family="text">
      <style:text-properties fo:font-style="normal" officeooo:rsid="005ef505" style:font-style-asian="normal" style:font-style-complex="normal"/>
    </style:style>
    <style:style style:name="T31" style:family="text">
      <style:text-properties fo:font-style="normal" officeooo:rsid="006078ea" style:font-style-asian="normal" style:font-style-complex="normal"/>
    </style:style>
    <style:style style:name="T32" style:family="text">
      <style:text-properties fo:font-style="normal" officeooo:rsid="0060ecd1" style:font-style-asian="normal" style:font-style-complex="normal"/>
    </style:style>
    <style:style style:name="T33" style:family="text">
      <style:text-properties fo:font-style="normal" officeooo:rsid="006208fe" style:font-style-asian="normal" style:font-style-complex="normal"/>
    </style:style>
    <style:style style:name="T34" style:family="text">
      <style:text-properties fo:font-style="normal" officeooo:rsid="0063bb66" style:font-style-asian="normal" style:font-style-complex="normal"/>
    </style:style>
    <style:style style:name="T35" style:family="text">
      <style:text-properties fo:font-style="normal" officeooo:rsid="0064f3d1" style:font-style-asian="normal" style:font-style-complex="normal"/>
    </style:style>
    <style:style style:name="T36" style:family="text">
      <style:text-properties officeooo:rsid="005d4191"/>
    </style:style>
    <style:style style:name="T37" style:family="text">
      <style:text-properties officeooo:rsid="005ea295"/>
    </style:style>
    <style:style style:name="T38" style:family="text">
      <style:text-properties officeooo:rsid="006078ea"/>
    </style:style>
    <style:style style:name="T39" style:family="text">
      <style:text-properties officeooo:rsid="0060ecd1"/>
    </style:style>
    <style:style style:name="T40" style:family="text">
      <style:text-properties officeooo:rsid="0064f3d1"/>
    </style:style>
    <style:style style:name="T41" style:family="text">
      <style:text-properties style:use-window-font-color="true" style:font-name="Arial3" fo:language="pt" fo:country="BR" fo:font-style="normal" fo:font-weight="normal" officeooo:rsid="007fc823" style:font-style-asian="normal" style:font-weight-asian="normal" style:font-style-complex="normal" style:font-weight-complex="normal"/>
    </style:style>
    <style:style style:name="T42" style:family="text">
      <style:text-properties style:use-window-font-color="true" style:font-name="Arial3" fo:language="pt" fo:country="BR" fo:font-style="italic" fo:font-weight="normal" officeooo:rsid="007fc823" style:font-style-asian="italic" style:font-weight-asian="normal" style:font-style-complex="italic" style:font-weight-complex="normal"/>
    </style:style>
    <style:style style:name="T43" style:family="text">
      <style:text-properties officeooo:rsid="006566e7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JEDIEL DA ROSA RIBEIR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6">JOGOS <text:span text:style-name="T39">ELETRÔNICOS</text:span> E RELIGIÃO</text:p>
      <text:p text:style-name="P34"><text:span text:style-name="T10">GAMERS</text:span><text:span text:style-name="T11">: UM POVO NÃO ALCANÇADO</text:span></text:p>
      <text:p text:style-name="P9"/>
      <text:p text:style-name="P9"/>
      <text:p text:style-name="P9"/>
      <text:p text:style-name="P10"/>
      <text:p text:style-name="P9"/>
      <text:p text:style-name="P9"/>
      <text:p text:style-name="P9"/>
      <text:p text:style-name="P9"/>
      <text:p text:style-name="P11"/>
      <text:p text:style-name="P9"/>
      <text:p text:style-name="P9"><text:span text:style-name="T2">GASPAR</text:span>/SC<text:line-break/><text:span text:style-name="T12">OUTUBRO </text:span><text:span text:style-name="T1">DE 2021</text:span></text:p>
      <text:p text:style-name="P15">JEDIEL DA ROSA RIBEIRO</text:p>
      <text:p text:style-name="P9"/>
      <text:p text:style-name="P9"/>
      <text:p text:style-name="P3"/>
      <text:p text:style-name="P4"/>
      <text:p text:style-name="P3"/>
      <text:p text:style-name="P3"/>
      <text:p text:style-name="P3"/>
      <text:p text:style-name="P35">JOGOS <text:span text:style-name="T39">ELETRÔNICOS</text:span> E RELIGIÃO</text:p>
      <text:p text:style-name="P33"><text:span text:style-name="T8">GAMERS:</text:span><text:span text:style-name="T9"> UM POVO NÃO ALCANÇADO</text:span></text:p>
      <text:p text:style-name="P7"/>
      <text:p text:style-name="P16">Trabalho apresentado à professora Damares da Silva por exigência da disciplina Metodologia da Pesquisa do curso de Teologia e Missão do Centro</text:p>
      <text:p text:style-name="P16">de Treinamento Missionário Vida – CTMVida.</text:p>
      <text:p text:style-name="P5"/>
      <text:p text:style-name="P6"/>
      <text:p text:style-name="P6"/>
      <text:p text:style-name="P6"/>
      <text:p text:style-name="P6"/>
      <text:p text:style-name="P6"/>
      <text:p text:style-name="P9"><text:bookmark-start text:name="__RefHeading___Toc76_29617380991"/><text:span text:style-name="T2">GASPAR</text:span>/SC<text:line-break/><text:span text:style-name="T12">OUTUBRO </text:span><text:span text:style-name="T1">DE 2021</text:span><text:bookmark-end text:name="__RefHeading___Toc76_29617380991"/></text:p>
      <text:h text:style-name="P26" text:outline-level="1"><text:bookmark-start text:name="__RefHeading___Toc1199_850610512"/>Dedicatória<text:bookmark-end text:name="__RefHeading___Toc1199_850610512"/></text:h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p text:style-name="P18"><text:bookmark-start text:name="__RefHeading___Toc385_3124115424"/>Dedico esse trabalho à minha família que <text:span text:style-name="T13">cuidou </text:span><text:span text:style-name="T14">de mim com muito amor, me incentivaram a viver essa nova experiência com Deus </text:span><text:span text:style-name="T36">no seminário</text:span><text:span text:style-name="T14">, e também, me apoiaram em cada passo desse processo. Agradeço a Deus pela minha família que me deram suporte do início ao fim, além de sempre estarem do meu lado. </text:span><text:span text:style-name="T15">Obrigado!</text:span><text:bookmark-end text:name="__RefHeading___Toc385_3124115424"/></text:p>
      <text:list xml:id="list264450073" text:style-name="Outline">
        <text:list-item>
          <text:h text:style-name="P27" text:outline-level="1"><text:bookmark-start text:name="__RefHeading___Toc742_3095095786"/>Agradecimentos<text:bookmark-end text:name="__RefHeading___Toc742_3095095786"/></text:h>
        </text:list-item>
      </text:list>
      <text:p text:style-name="P12"/>
      <text:p text:style-name="P19">aos pastores <text:span text:style-name="T16">João Ribeiro, Rholyston da Rosa, Luiz Domingues,</text:span> que <text:span text:style-name="T17">c</text:span><text:span text:style-name="T18">om muita paciência acreditaram em mim </text:span><text:span text:style-name="T17">e no chamado de Deus para a minha vida</text:span><text:span text:style-name="T18">. Muito obrigado! </text:span></text:p>
      <text:p text:style-name="P19"/>
      <text:p text:style-name="P20">à minha família que me apoiou em todo o processo <text:span text:style-name="T13">que passei</text:span> no seminário. Me amaram e trataram com todo amor e carinho <text:span text:style-name="T13">do mundo mesmo estando longe</text:span>. <text:span text:style-name="T17">Muito obrigado </text:span><text:span text:style-name="T13">por me incentivarem a fazer parte dessa história</text:span><text:span text:style-name="T17">!</text:span></text:p>
      <text:p text:style-name="P20"/>
      <text:p text:style-name="P20"><text:span text:style-name="T17">à liderança e coordenação do CTMVida,</text:span> Pastor <text:span text:style-name="T17">Eliabe Camargo, Pastora Ana Camargo, Robson [...], Paola […], Juciane […], Damares […], Vonei […].</text:span></text:p>
      <text:p text:style-name="P20"/>
      <text:p text:style-name="P21">aos professores que ministraram aulas com tanto amor e dedicação, impulsionando e incentivando na nossa caminhada como alunos. Muito obrigado, de verdade!</text:p>
      <text:p text:style-name="P20"/>
      <text:p text:style-name="P22">Os meus agradecimentos de coração.</text:p>
      <text:list xml:id="list213522623740656" text:continue-numbering="true" text:style-name="Outline">
        <text:list-item>
          <text:h text:style-name="P28" text:outline-level="1"><text:bookmark-start text:name="__RefHeading___Toc1201_850610512"/>Prefácio<text:bookmark-end text:name="__RefHeading___Toc1201_850610512"/></text:h>
        </text:list-item>
      </text:list>
      <text:p text:style-name="P13"><text:tab/><text:span text:style-name="T36">Ouvi dizer que ao tratar assuntos um tanto novos na academia, diferentes e não-convencionais, <text:s/>é quase que uma tradição se desculpar de maneira extensa por trabalhar algo que, no meu caso, um aluno de um seminário cristão </text:span><text:span text:style-name="T37">supostamente </text:span><text:span text:style-name="T20">não deveria</text:span><text:span text:style-name="T28"> estudar, baseado na ideia de </text:span><text:span text:style-name="T29">que jogos não fazem parte do âmbito religioso cristão.</text:span><text:span text:style-name="T28"> </text:span><text:span text:style-name="T29">Essa foi minha experiência ao iniciar a pesquisa sobre jogos e a religião. Eu não pretendo criticar aqueles que pensam que o estudo de </text:span><text:span text:style-name="T21">videogames</text:span><text:span text:style-name="T29"> e religião em conjunto. Eu entendo o ceticismo em relação ao assunto. Afinal, é </text:span><text:span text:style-name="T3">um assunto</text:span><text:span text:style-name="T29"> novo, que não tem sido tão explorado quanto poderia. Agora, para cumprir a suposta tradição academica com o ritual de se desculpar, gostaria de através deste parágrafo expressar meu profundo arrependimento em apresentar esse artigo sobre o tema “Jogos e Religião” </text:span><text:span text:style-name="T30">(</text:span><text:span text:style-name="T29">mais especificamente no meio cristão</text:span><text:span text:style-name="T30">)</text:span><text:span text:style-name="T29">.</text:span></text:p>
      <text:p text:style-name="P13"><text:span text:style-name="T29"><text:tab/>O que me motivou a fazer esse trabalho </text:span><text:span text:style-name="T5">e</text:span><text:span text:style-name="T29"> </text:span><text:span text:style-name="T30">foi a aparente </text:span><text:span text:style-name="T22">negligência da igreja em relação ao mundo dos jogos</text:span><text:span text:style-name="T30">. Ao longo dos anos, vemos o cristianismo avançando e se mantendo relevante no seu tempo, usando dos métodos disponíveis para propagação do evangelho, não apenas para um grupo específico de pessoas, mas para todos. Com o surgimento da imprensa de Gutenberg em 1517, a igreja não ignorou </text:span><text:span text:style-name="T4">a i</text:span><text:span text:style-name="T30">nfluência que os escritos teriam, agora que os livros poderiam ser produzidos com uma velocidade expressivamente maior que antigamente. Houve uma leitura do contexto daquele tempo e houve uma ação em favor da propagação da verdade das escrituras. Imagine se as 95 teses de </text:span><text:span text:style-name="T4">Lutero</text:span><text:span text:style-name="T30"> não fossem impressas e disponibilizadas ao público. A mensagem, o protesto não perderia sua autenticidade e veracidade, mas, se ninguém tiver acesso à essas grandes verdades das escrituras de maneira que possam entendê-la, a mensagem será apenas isso. Uma mensagem bela, autêntica e verdadeira, mas sem um público que a leia e seja transformado por ela. Acredito que, assim como na Reforma Protestante, devemos fazer uma leitura do nosso tempo e olhar para o mundo dos jogos e nos perguntarmos, por que a igreja parece ter sido omissa à essa realidade? Afinal, diferentes estilos de música, filmes, até mesmo o teatro têm sido cada vez mais aceitos e incentivados nas igrejas, mas, e os jogos?</text:span></text:p>
      <text:p text:style-name="P38"><text:soft-page-break/><text:span text:style-name="T30"><text:tab/></text:span><text:span text:style-name="T31">Em segundo lugar, fui incentivado pois, minha infância foi, em grande parte, vivenciada no </text:span><text:span text:style-name="T25">mundo dos jogos</text:span><text:span text:style-name="T31">. Mesmo nascendo num lar cristão, participando de todos os cultos, estando envolvido na igreja, vivi grande parte da minha vida longe de Deus. Em outras palavras, a pregação do púlpito não foi suficiente para me </text:span><text:span text:style-name="T7">alcançar</text:span><text:span text:style-name="T5">. </text:span><text:span text:style-name="T7">Gostaria de citar as palavras de John Stott ao definir a Missão da igreja em seu livro </text:span><text:span text:style-name="T42">A missão cristã no mundo moderno</text:span><text:span text:style-name="T41">:</text:span></text:p>
      <text:p text:style-name="P42"><text:span text:style-name="T38">“A forma crucial como a Grande Comissão foi entregue a nós (apesar de ser a mais negligenciada, por ser a mais custosa), é a joanina. Jesus havia antecipado isso em sua oração no cenáculo quando disse ao Pai: “Assim como tu me enviaste ao mundo, também eu os enviei ao mundo” (Jo 17:18). Agora, provavelmente no mesmo cenáculo, mas depois de sua morte e ressurreição, ele transforma sua oração-declaração em uma ordem e diz: “Assim como o Pai me enviou, eu também vos envio” (Jo 20:21). Nessas duas sentenças, Jesus fez mais do que traçar um paralelo vago entre sua missão e a nossa. Precisa e deliberadamente, ele fez de sua missão um modelo para a nossa, dizendo: “assim como o Pai me enviou, eu também vos envio”. Portanto, nossa compreensão da missão da igreja deve ser deduzida da nossa compreensão da missão do filho.” </text:span><text:span text:style-name="T40">(John Stott, 2010)</text:span></text:p>
      <text:p text:style-name="P43">Não devemos “pregar à uma distância segura”, nós na igreja e o mundo onde ele está. A mensagem de Deus não deve ficar na igreja <text:span text:style-name="T19">apenas</text:span> enquanto o mundo vem até nós e ouve a <text:s/>passivamente. Deus nos deu um modelo a seguir em seu filho, Jesus Cristo. <text:span text:style-name="T43">Ele deixou sua glória, se humilhou e se esvaziou de si mesmo para vir à nos em carne viver no nosso mundo. Portanto, a nossa missão não se resume nas mensagens pregadas no púlpito da igreja, mas a missão é abrir mão do nosso conforto na igreja e alcançar mundos e realidades que ainda estão sob o domínio das trevas. A igreja deve ir, levar a luz </text:span><text:span text:style-name="T26">e</text:span><text:span text:style-name="T43"> ser luz em meio ao caos.</text:span></text:p>
      <text:p text:style-name="P39"><text:span text:style-name="T27"><text:tab/></text:span><text:span text:style-name="T32">Em terceiro e último lugar, sinto por não ver jogos feitos por cristãos, sejam jogos evangelísticos, ou apenas um jogo artístico.</text:span></text:p>
      <text:p text:style-name="P37"><text:span text:style-name="T32"><text:tab/>A igreja tem se calado e negligênciado o </text:span><text:span text:style-name="T23">mundo dos jogos</text:span><text:span text:style-name="T32">, mas o mundo não. Quando olhamos para o caos nos jogos, </text:span><text:span text:style-name="T34">ou seja, </text:span><text:span text:style-name="T32">violência extrema, sexualidade explícita, homossexualidade, valores </text:span><text:span text:style-name="T33">morais e sociais </text:span><text:span text:style-name="T32">distorcidos, </text:span><text:span text:style-name="T33">dizem</text:span><text:span text:style-name="T34">os </text:span><text:span text:style-name="T33">que </text:span><text:span text:style-name="T24">os jogos</text:span><text:span text:style-name="T33"> são culpados e incentivam as pessoas a praticarem essas coisas, </text:span><text:span text:style-name="T34">logo, </text:span><text:soft-page-break/><text:span text:style-name="T34">devemos manter distância, fugir e não nos envolvermos. Devemos deixar os jogos nas trevas de onde saíram e continuar vivendo, ignorando os bilhões de pessoas que estão lá, apenas esperando alguém para apresentar a luz à elas. Se existe um motivo pelo qual os jogos estão cada vez mais depravados e moralmente corrompidos é justamente porque a igreja não tem se importado com essa realidade. <text:s/>Não há incentivo, mas, normalmente rejeição em relação aos jogos eletrônicos, pois são tratados como uma ferramenta depravada que não pode ser redimida por Jesus. Ao negligenciar realidades como a realidade do mundo dos jogos, estamos dizendo que, não acreditamos verdadeiramente que Jesus Cristo pode redimir e resignificar toda nossa vida. Se ele pode redimir a nós, apesar dos nossos piores pecados, será que essa nova vida que vivemos em cristo não é suficiente para influenciar realidades desafiadoras, mundos distantes do nosso e alcançar povos ainda não alcançados? </text:span><text:span text:style-name="T35">Pretendo através da presente monografia apresentar a realidade do mundo dos jogos e expor o preconceito que existe entre o mundo dos jogos e a igreja.</text:span></text:p>
      <text:p text:style-name="P39"><text:span text:style-name="T33"/></text:p>
      <text:p text:style-name="P41"><text:span text:style-name="T27">Quebra-gelo/introdução?</text:span></text:p>
      <text:p text:style-name="P41"><text:span text:style-name="T27">Negligência da igreja com o mundo dos jogos</text:span></text:p>
      <text:p text:style-name="P41"><text:span text:style-name="T27">Gamers: Um povo não alcançado</text:span></text:p>
      <text:p text:style-name="P41"><text:span text:style-name="T27">Jogos: Uma ferramenta artística</text:span></text:p>
      <text:p text:style-name="P41"><text:span text:style-name="T27">Negligência da igreja com o mundo dos jogos</text:span></text:p>
      <text:p text:style-name="P40"><text:span text:style-name="T6">Jediel Ribeiro</text:span></text:p>
      <text:p text:style-name="P17"><text:tab/></text:p>
      <text:p text:style-name="P1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24">Sumário</text:p>
          </text:index-title>
          <text:p text:style-name="P23"><text:a xlink:type="simple" xlink:href="#__RefHeading___Toc1199_850610512" text:style-name="Index_20_Link" text:visited-style-name="Index_20_Link">Dedicatória<text:tab/>3</text:a></text:p>
          <text:p text:style-name="P23"><text:a xlink:type="simple" xlink:href="#__RefHeading___Toc742_3095095786" text:style-name="Index_20_Link" text:visited-style-name="Index_20_Link">Agradecimentos<text:tab/>4</text:a></text:p>
          <text:p text:style-name="P23"><text:a xlink:type="simple" xlink:href="#__RefHeading___Toc1201_850610512" text:style-name="Index_20_Link" text:visited-style-name="Index_20_Link">Prefácio<text:tab/>5</text:a></text:p>
          <text:p text:style-name="P23"><text:a xlink:type="simple" xlink:href="#__RefHeading___Toc133_3871896536" text:style-name="Index_20_Link" text:visited-style-name="Index_20_Link">Introdução<text:tab/>9</text:a></text:p>
        </text:index-body>
      </text:table-of-content>
      <text:h text:style-name="P25" text:outline-level="1"/>
      <text:list xml:id="list213522238645154" text:continue-numbering="true" text:style-name="Outline">
        <text:list-item>
          <text:h text:style-name="P29" text:outline-level="1"><text:bookmark-start text:name="__RefHeading___Toc133_3871896536"/>Introdução<text:bookmark-end text:name="__RefHeading___Toc133_3871896536"/></text:h>
        </text:list-item>
      </text:list>
      <text:p text:style-name="Text_20_body"><text:tab/></text:p>
      <text:list xml:id="list213520765861705" text:continue-numbering="true" text:style-name="Outline">
        <text:list-item>
          <text:h text:style-name="P30" text:outline-level="1"/>
        </text:list-item>
      </text:list>
      <text:bibliography text:style-name="Sect1" text:protected="true" text:name="Bibliography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 text:style-name="Emphasis">, </text:index-entry-span>
            <text:index-entry-bibliography text:bibliography-data-field="title"/>
            <text:index-entry-span>. </text:index-entry-span>
            <text:index-entry-bibliography text:bibliography-data-field="edition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14">Bibliografia</text:p>
          </text:index-title>
        </text:index-body>
      </text:bibliography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3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3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3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auto-update="true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3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3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3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HTML" style:page-layout-name="Mpm4"/>
    <style:master-page style:name="CTM_20__7c__20_Contra_20_Capa" style:display-name="CTM | Contra Capa" style:page-layout-name="Mpm5" style:next-style-name="CTM_20__7c__20_Página">
      <style:header>
        <text:p text:style-name="Header"/>
      </style:header>
    </style:master-page>
    <style:master-page style:name="Envelope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CTM_20__7c__20_Página" style:display-name="CTM | Página" style:page-layout-name="Mpm9">
      <style:header>
        <text:p text:style-name="Header"/>
      </style:header>
      <style:footer>
        <text:p text:style-name="MP1"><text:page-number text:select-page="current">11</text:page-number></text:p>
      </style:footer>
    </style:master-page>
    <style:master-page style:name="CTM_20__7c__20_Capa" style:display-name="CTM | Capa" style:page-layout-name="Mpm10" style:next-style-name="CTM_20__7c__20_Contra_20_Capa">
      <style:header>
        <text:p text:style-name="Header"/>
      </style:header>
    </style:master-page>
    <style:master-page style:name="CTM" style:page-layout-name="Mpm11">
      <style:header>
        <text:p text:style-name="Header"/>
      </style:header>
      <style:footer>
        <text:p text:style-name="MP1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3:50:16.357168716</meta:creation-date>
    <dc:title>CTM</dc:title>
    <meta:editing-duration>PT3H50M4S</meta:editing-duration>
    <meta:editing-cycles>15</meta:editing-cycles>
    <meta:generator>LibreOffice/6.4.7.2$Linux_X86_64 LibreOffice_project/40$Build-2</meta:generator>
    <dc:date>2021-11-14T21:26:35.935878014</dc:date>
    <meta:document-statistic meta:table-count="0" meta:image-count="5" meta:object-count="0" meta:page-count="11" meta:paragraph-count="47" meta:word-count="1243" meta:character-count="7426" meta:non-whitespace-character-count="6216"/>
    <meta:template xlink:type="simple" xlink:actuate="onRequest" xlink:title="CTM" xlink:href="../../../../Templates/CTM.ott" meta:date="2021-11-10T13:50:15.775818193"/>
  </office:meta>
</office:document-meta>
</file>